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9.208cm" style:rel-column-width="5220*"/>
    </style:style>
    <style:style style:name="Tabella1.B" style:family="table-column">
      <style:table-column-properties style:column-width="5.502cm" style:rel-column-width="3119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01cm" style:rel-column-width="1248*"/>
    </style:style>
    <style:style style:name="Tabella1.A1" style:family="table-cell">
      <style:table-cell-properties fo:padding="0.097cm" fo:border="none"/>
    </style:style>
    <style:style style:name="Tabella1.A9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9" style:family="table-cell">
      <style:table-cell-properties fo:background-color="#ccffff" fo:padding="0.097cm" fo:border="0.05pt solid #000000">
        <style:background-image/>
      </style:table-cell-properties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651cm"/>
    </style:style>
    <style:style style:name="Tabella1.18" style:family="table-row">
      <style:table-row-properties style:min-row-height="0.744cm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8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4" style:family="paragraph" style:parent-style-name="Table_20_Contents">
      <style:text-properties style:font-name="URW Gothic L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URW Gothic L" fo:font-size="11pt" officeooo:rsid="0065026b" officeooo:paragraph-rsid="0077db4a" style:font-size-asian="11pt" style:font-size-complex="11pt"/>
    </style:style>
    <style:style style:name="P16" style:family="paragraph" style:parent-style-name="Table_20_Contents">
      <style:text-properties style:font-name="URW Gothic L" fo:font-size="11pt" officeooo:rsid="00826310" officeooo:paragraph-rsid="00826310" style:font-size-asian="11pt" style:font-size-complex="11pt"/>
    </style:style>
    <style:style style:name="P17" style:family="paragraph" style:parent-style-name="Table_20_Contents">
      <style:text-properties style:font-name="URW Gothic L" fo:font-size="11pt" officeooo:rsid="0069b43c" officeooo:paragraph-rsid="0077db4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URW Gothic L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URW Gothic L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URW Gothic L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URW Gothic L" fo:font-size="9pt" officeooo:rsid="0069b43c" officeooo:paragraph-rsid="0069b43c" style:font-size-asian="9pt" style:font-size-complex="9pt"/>
    </style:style>
    <style:style style:name="P24" style:family="paragraph" style:parent-style-name="Table_20_Contents">
      <style:text-properties style:font-name="URW Gothic L" fo:font-size="9pt" fo:font-weight="bold" officeooo:rsid="006be23f" officeooo:paragraph-rsid="006eeba9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URW Gothic L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URW Gothic L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URW Gothic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4"/>
          </table:table-cell>
          <table:table-cell table:style-name="Tabella1.A1" table:number-columns-spanned="3" office:value-type="string">
            <text:p text:style-name="P16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1"/>
          </table:table-cell>
          <table:table-cell table:style-name="Tabella1.A1" table:number-columns-spanned="3" office:value-type="string">
            <text:p text:style-name="P15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17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1.A9" table:number-columns-spanned="2" office:value-type="string">
            <text:p text:style-name="P18">Prestazione</text:p>
          </table:table-cell>
          <table:covered-table-cell/>
          <table:table-cell table:style-name="Tabella1.A9" office:value-type="string">
            <text:p text:style-name="P19">Prezzo </text:p>
          </table:table-cell>
          <table:table-cell table:style-name="Tabella1.D9" office:value-type="string">
            <text:p text:style-name="P19">Note</text:p>
          </table:table-cell>
        </table:table-row>
        <table:table-row>
          <table:table-cell table:style-name="Tabella1.A18" table:number-columns-spanned="4" office:value-type="string">
            <text:p text:style-name="P25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6"><text:placeholder text:placeholder-type="text">&lt;pl.product_id.name&gt;</text:placeholder></text:p>
          </table:table-cell>
          <table:covered-table-cell/>
          <table:table-cell table:style-name="Tabella1.C11" office:value-type="string">
            <text:p text:style-name="P27"><text:placeholder text:placeholder-type="text">&lt;formatLang(pl.pricelist)&gt;</text:placeholder></text:p>
          </table:table-cell>
          <table:table-cell table:style-name="Tabella1.D11" office:value-type="string">
            <text:p text:style-name="P27"><text:placeholder text:placeholder-type="text">&lt;pl.note or ''&gt;</text:placeholder></text:p>
          </table:table-cell>
        </table:table-row>
        <table:table-row>
          <table:table-cell table:style-name="Tabella1.A18" table:number-columns-spanned="4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ella1.D9" table:number-columns-spanned="4" office:value-type="string">
            <text:p text:style-name="P20">Termini e condizioni</text:p>
          </table:table-cell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4" office:value-type="string">
            <text:p text:style-name="P28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11"><text:placeholder text:placeholder-type="text">&lt;if test="o.id!=objects[-1].id"&gt;</text:placeholder></text:p>
      <text:p text:style-name="P11"/>
      <text:p text:style-name="P2"/>
      <text:p text:style-name="P2"/>
      <text:p text:style-name="P2"/>
      <text:p text:style-name="P5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F CONSULTING</text:p>
        <text:p text:style-name="MP2">STAMPA CONTRATTO CLIENTE 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49:42.453562183</dc:date>
    <meta:editing-duration>PT7H2M47S</meta:editing-duration>
    <meta:editing-cycles>114</meta:editing-cycles>
    <meta:document-statistic meta:table-count="1" meta:image-count="0" meta:object-count="0" meta:page-count="2" meta:paragraph-count="21" meta:word-count="47" meta:character-count="448" meta:non-whitespace-character-count="419"/>
  </office:meta>
</office:document-meta>
</file>